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996cm" fo:min-width="1.97cm"/>
    </style:style>
    <style:style style:name="gr2" style:family="graphic" style:parent-style-name="standard">
      <style:graphic-properties draw:stroke="none" svg:stroke-color="#000000" draw:fill="none" draw:fill-color="#ffffff" draw:auto-grow-width="true" fo:min-height="1.822cm" fo:min-width="1.395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3.242cm" fo:min-width="2.992cm"/>
    </style:style>
    <style:style style:name="gr4" style:family="graphic" style:parent-style-name="standard">
      <style:graphic-properties draw:stroke="none" svg:stroke-color="#000000" draw:fill="none" draw:fill-color="#ffffff" draw:auto-grow-width="true" fo:min-height="1.338cm" fo:min-width="2.013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352cm" fo:min-width="1.634cm"/>
    </style:style>
    <style:style style:name="gr6" style:family="graphic" style:parent-style-name="standard">
      <style:graphic-properties draw:stroke="none" svg:stroke-color="#000000" draw:fill="none" draw:fill-color="#ffffff" draw:auto-grow-width="true" fo:min-height="1.338cm" fo:min-width="1.196cm"/>
      <style:paragraph-properties style:writing-mode="lr-tb"/>
    </style:style>
    <style:style style:name="gr7" style:family="graphic" style:parent-style-name="objectwithoutfill">
      <style:graphic-properties svg:stroke-color="#000000" draw:marker-end="Arrowheads_20_2" draw:marker-end-width="0.3cm" draw:fill="none" draw:fill-color="#ffffff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width="true" fo:min-height="1.822cm" fo:min-width="1.975cm"/>
      <style:paragraph-properties style:writing-mode="lr-tb"/>
    </style:style>
    <style:style style:name="gr9" style:family="graphic" style:parent-style-name="standard">
      <style:graphic-properties svg:stroke-color="#f10d0c" draw:fill-color="#ffffff" draw:textarea-horizontal-align="justify" draw:textarea-vertical-align="middle" draw:auto-grow-height="false" fo:min-height="1.996cm" fo:min-width="1.97cm"/>
    </style:style>
    <style:style style:name="gr10" style:family="graphic" style:parent-style-name="standard">
      <style:graphic-properties draw:stroke="none" svg:stroke-color="#f10d0c" draw:fill="none" draw:fill-color="#ffffff" draw:auto-grow-width="true" fo:min-height="1.822cm" fo:min-width="1.594cm"/>
      <style:paragraph-properties style:writing-mode="lr-tb"/>
    </style:style>
    <style:style style:name="gr11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end="Arrowheads_20_9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10" draw:marker-end-width="0.3cm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32pt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  <style:text-properties fo:font-size="32pt" style:font-size-asian="18pt" style:font-size-complex="18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32pt" style:font-size-asian="18pt" style:font-size-complex="18pt"/>
    </style:style>
    <style:style style:name="T2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92cm" svg:height="3.176cm" svg:x="9.137cm" svg:y="2.8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895cm" svg:height="2.072cm" svg:x="9.89cm" svg:y="3.604cm">
          <draw:text-box>
            <text:p text:style-name="P2"><text:span text:style-name="T1">1</text:span></text:p>
            <text:p text:style-name="P2"><text:span text:style-name="T2">Good</text:span></text:p>
          </draw:text-box>
        </draw:frame>
        <draw:custom-shape draw:style-name="gr3" draw:text-style-name="P1" draw:layer="layout" svg:width="3.492cm" svg:height="3.492cm" svg:x="9.02cm" svg:y="7.98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513cm" svg:height="1.588cm" svg:x="9.533cm" svg:y="8.937cm">
          <draw:text-box>
            <text:p><text:span text:style-name="T1">sw0</text:span></text:p>
          </draw:text-box>
        </draw:frame>
        <draw:custom-shape draw:style-name="gr5" draw:text-style-name="P1" draw:layer="layout" svg:width="3.81cm" svg:height="2.858cm" svg:x="8.82cm" svg:y="13.30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6" draw:text-style-name="P4" draw:layer="layout" svg:width="1.696cm" svg:height="1.588cm" svg:x="9.959cm" svg:y="13.94cm">
          <draw:text-box>
            <text:p><text:span text:style-name="T1">s0</text:span></text:p>
          </draw:text-box>
        </draw:frame>
        <draw:line draw:style-name="gr7" draw:text-style-name="P5" draw:layer="layout" svg:x1="10.707cm" svg:y1="11.477cm" svg:x2="10.707cm" svg:y2="13.382cm">
          <text:p/>
        </draw:line>
        <draw:custom-shape draw:style-name="gr1" draw:text-style-name="P1" draw:layer="layout" svg:width="3.492cm" svg:height="3.176cm" svg:x="5.273cm" svg:y="2.8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2.475cm" svg:height="2.072cm" svg:x="5.736cm" svg:y="3.604cm">
          <draw:text-box>
            <text:p text:style-name="P2"><text:span text:style-name="T1">0</text:span></text:p>
            <text:p text:style-name="P2"><text:span text:style-name="T2">Good</text:span></text:p>
          </draw:text-box>
        </draw:frame>
        <draw:custom-shape draw:style-name="gr9" draw:text-style-name="P1" draw:layer="layout" svg:width="3.492cm" svg:height="3.176cm" svg:x="12.965cm" svg:y="2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2.094cm" svg:height="2.072cm" svg:x="13.718cm" svg:y="3.622cm">
          <draw:text-box>
            <text:p text:style-name="P2"><text:span text:style-name="T1">2</text:span></text:p>
            <text:p text:style-name="P2"><text:span text:style-name="T2">Bad</text:span></text:p>
          </draw:text-box>
        </draw:frame>
        <draw:line draw:style-name="gr11" draw:text-style-name="P6" draw:layer="layout" svg:x1="6.985cm" svg:y1="6.032cm" svg:x2="10.795cm" svg:y2="7.937cm">
          <text:p/>
        </draw:line>
        <draw:line draw:style-name="gr12" draw:text-style-name="P6" draw:layer="layout" svg:x1="10.795cm" svg:y1="6.032cm" svg:x2="10.795cm" svg:y2="7.937cm">
          <text:p/>
        </draw:line>
        <draw:line draw:style-name="gr13" draw:text-style-name="P6" draw:layer="layout" svg:x1="14.605cm" svg:y1="6.032cm" svg:x2="10.795cm" svg:y2="7.93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5983b0" draw:marker-start-width="0.356cm" draw:marker-start-center="false" draw:marker-end-width="0.356cm" draw:marker-end-center="false" svg:stroke-opacity="100%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10T10:29:19.883000000</meta:creation-date>
    <dc:date>2021-04-10T11:25:35.837000000</dc:date>
    <meta:editing-duration>PT20M32S</meta:editing-duration>
    <meta:editing-cycles>7</meta:editing-cycles>
    <meta:generator>LibreOffice/7.1.1.2$Windows_X86_64 LibreOffice_project/fe0b08f4af1bacafe4c7ecc87ce55bb426164676</meta:generator>
    <meta:document-statistic meta:object-count="14"/>
  </office:meta>
</office:document-meta>
</file>